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1.00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ns Trig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n module sans trig</text:p>
          </table:table-cell>
          <table:covered-table-cell/>
          <table:covered-table-cell table:number-columns-repeated="2"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.U.</text:p>
          </table:table-cell>
          <table:table-cell table:style-name="Default" office:value-type="string" calcext:value-type="string">
            <text:p>P.T</text:p>
          </table:table-cell>
          <table:table-cell office:value-type="string" calcext:value-type="string">
            <text:p>lien</text:p>
          </table:table-cell>
        </table:table-row>
        <table:table-row table:style-name="ro2">
          <table:table-cell office:value-type="string" calcext:value-type="string">
            <text:p>kit Raspberry Pi 3 B+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6.91" calcext:value-type="currency">
            <text:p>86,91 €</text:p>
          </table:table-cell>
          <table:table-cell table:formula="of:=[.$C4]*[.$B4]" office:value-type="currency" office:currency="EUR" office:value="86.91" calcext:value-type="currency">
            <text:p>86,91 €</text:p>
          </table:table-cell>
          <table:table-cell office:value-type="string" calcext:value-type="string">
            <text:p><text:a xlink:href="https://www.kubii.fr/home/2121-starter-kit-officiel-pi-3-b-kubii-3272496009998.html" xlink:type="simple">https://www.kubii.fr/home/2121-starter-kit-officiel-pi-3-b-kubii-3272496009998.html</text:a></text:p>
          </table:table-cell>
        </table:table-row>
        <table:table-row table:style-name="ro2">
          <table:table-cell office:value-type="string" calcext:value-type="string">
            <text:p>carte son UMC202H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6" calcext:value-type="currency">
            <text:p>66,00 €</text:p>
          </table:table-cell>
          <table:table-cell table:formula="of:=[.$C5]*[.$B5]" office:value-type="currency" office:currency="EUR" office:value="66" calcext:value-type="currency">
            <text:p>66,00 €</text:p>
          </table:table-cell>
          <table:table-cell office:value-type="string" calcext:value-type="string">
            <text:p><text:a xlink:href="https://www.thomann.de/fr/behringer_u_phoria_umc202hd.htm" xlink:type="simple">https://www.thomann.de/fr/behringer_u_phoria_umc202hd.htm</text:a></text:p>
          </table:table-cell>
        </table:table-row>
        <table:table-row table:style-name="ro2">
          <table:table-cell office:value-type="string" calcext:value-type="string">
            <text:p>ampli audio 10W LM31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99" calcext:value-type="currency">
            <text:p>9,99 €</text:p>
          </table:table-cell>
          <table:table-cell table:formula="of:=[.$C6]*[.$B6]" office:value-type="currency" office:currency="EUR" office:value="9.99" calcext:value-type="currency">
            <text:p>9,99 €</text:p>
          </table:table-cell>
          <table:table-cell office:value-type="string" calcext:value-type="string">
            <text:p><text:a xlink:href="https://www.amazon.fr/ICQUANZX-Simple-dalimentation-Amplificateur-TDA2030A/" xlink:type="simple">https://www.amazon.fr/ICQUANZX-Simple-dalimentation-Amplificateur-TDA2030A/</text:a></text:p>
          </table:table-cell>
        </table:table-row>
        <table:table-row table:style-name="ro2">
          <table:table-cell office:value-type="string" calcext:value-type="string">
            <text:p>embase jack 6.3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09" calcext:value-type="currency">
            <text:p>7,09 €</text:p>
          </table:table-cell>
          <table:table-cell table:formula="of:=[.$C7]*[.$B7]" office:value-type="currency" office:currency="EUR" office:value="7.09" calcext:value-type="currency">
            <text:p>7,09 €</text:p>
          </table:table-cell>
          <table:table-cell office:value-type="string" calcext:value-type="string">
            <text:p><text:a xlink:href="https://www.amazon.fr/Sharplace-6-35mm-Nickel-Plaqué-Terminal/dp/B07D41536V/" xlink:type="simple">https://www.amazon.fr/Sharplace-6-35mm-Nickel-Plaqué-Terminal/dp/B07D41536V/</text:a></text:p>
          </table:table-cell>
        </table:table-row>
        <table:table-row table:style-name="ro2">
          <table:table-cell office:value-type="string" calcext:value-type="string">
            <text:p>embase XL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1.9" calcext:value-type="currency">
            <text:p>11,90 €</text:p>
          </table:table-cell>
          <table:table-cell table:formula="of:=[.$C8]*[.$B8]" office:value-type="currency" office:currency="EUR" office:value="11.9" calcext:value-type="currency">
            <text:p>11,90 €</text:p>
          </table:table-cell>
          <table:table-cell office:value-type="string" calcext:value-type="string">
            <text:p><text:a xlink:href="https://www.amazon.fr/Embase-Points-Connecteur-Adaptateur-Soudure/dp/B082TZ3G8R/" xlink:type="simple">https://www.amazon.fr/Embase-Points-Connecteur-Adaptateur-Soudure/dp/B082TZ3G8R/</text:a></text:p>
          </table:table-cell>
        </table:table-row>
        <table:table-row table:style-name="ro2">
          <table:table-cell office:value-type="string" calcext:value-type="string">
            <text:p>5x PMMA coulé 4x500x500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8.97" calcext:value-type="currency">
            <text:p>28,97 €</text:p>
          </table:table-cell>
          <table:table-cell table:formula="of:=[.$C9]*[.$B9]" office:value-type="currency" office:currency="EUR" office:value="28.97" calcext:value-type="currency">
            <text:p>28,97 €</text:p>
          </table:table-cell>
          <table:table-cell office:value-type="string" calcext:value-type="string">
            <text:p><text:a xlink:href="https://www.polydis.fr/epages/8d7c81fe-552a-11e0-822f-000d609a287c.sf/fr_FR/?ObjectPath=/Shops/8d7c81fe-552a-11e0-822f-000d609a287c/Products/%22Plaque%20PMMA%20coulé%20transparent%22" xlink:type="simple">https://www.polydis.fr/epages/8d7c81fe-552a-11e0-822f-000d609a287c.sf/fr_FR/?ObjectPath=/Shops/8d7c81fe-552a-11e0-822f-000d609a287c/Products/%22Plaque%20PMMA%20coul%C3%A9%20transparent%22</text:a></text:p>
          </table:table-cell>
        </table:table-row>
        <table:table-row table:style-name="ro2">
          <table:table-cell office:value-type="string" calcext:value-type="string">
            <text:p>Mosfet IRLZ34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7" calcext:value-type="currency">
            <text:p>17,00 €</text:p>
          </table:table-cell>
          <table:table-cell table:formula="of:=[.$C10]*[.$B10]" office:value-type="currency" office:currency="EUR" office:value="17" calcext:value-type="currency">
            <text:p>17,00 €</text:p>
          </table:table-cell>
          <table:table-cell office:value-type="string" calcext:value-type="string">
            <text:p><text:a xlink:href="https://www.amazon.fr/DIPU-WULIAN-IRLZ34N-IRLZ34-Effect/dp/B07TWPRW9X" xlink:type="simple">https://www.amazon.fr/DIPU-WULIAN-IRLZ34N-IRLZ34-Effect/dp/B07TWPRW9X</text:a></text:p>
          </table:table-cell>
        </table:table-row>
        <table:table-row table:style-name="ro2">
          <table:table-cell office:value-type="string" calcext:value-type="string">
            <text:p>Bras articulé 11’ avec pinc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7.44" calcext:value-type="currency">
            <text:p>27,44 €</text:p>
          </table:table-cell>
          <table:table-cell table:formula="of:=[.$C11]*[.$B11]" office:value-type="currency" office:currency="EUR" office:value="54.88" calcext:value-type="currency">
            <text:p>54,88 €</text:p>
          </table:table-cell>
          <table:table-cell office:value-type="string" calcext:value-type="string">
            <text:p><text:a xlink:href="https://www.amazon.fr/Sinvitron-Magique-appareil-numérique-moniteur/dp/B011769YUM/r" xlink:type="simple">https://www.amazon.fr/Sinvitron-Magique-appareil-numérique-moniteur/dp/B011769YUM/r</text:a></text:p>
          </table:table-cell>
        </table:table-row>
        <table:table-row table:style-name="ro2">
          <table:table-cell office:value-type="string" calcext:value-type="string">
            <text:p>Pince vis 1/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[.$C12]*[.$B12]" office:value-type="currency" office:currency="EUR" office:value="25" calcext:value-type="currency">
            <text:p>25,00 €</text:p>
          </table:table-cell>
          <table:table-cell office:value-type="string" calcext:value-type="string">
            <text:p><text:a xlink:href="https://www.amazon.fr/SMALLRIG-Magique-Super-Clamp-Adaptateur/dp/B07F2WRHHF/" xlink:type="simple">https://www.amazon.fr/SMALLRIG-Magique-Super-Clamp-Adaptateur/dp/B07F2WRHHF/</text:a></text:p>
          </table:table-cell>
        </table:table-row>
        <table:table-row table:style-name="ro2">
          <table:table-cell office:value-type="string" calcext:value-type="string">
            <text:p>câbles, quincaillerie, consommabl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$C13]*[.$B13]" office:value-type="currency" office:currency="EUR" office:value="10" calcext:value-type="currency">
            <text:p>10,00 €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Total matériel</text:p>
          </table:table-cell>
          <table:covered-table-cell table:number-columns-repeated="2" table:style-name="ce3"/>
          <table:table-cell table:style-name="ce6" table:formula="of:=SUM([.D4:.D13])" office:value-type="currency" office:currency="EUR" office:value="317.74" calcext:value-type="currency">
            <text:p>317,74 €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Installation OS et configuration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50" calcext:value-type="currency">
            <text:p>350,00 €</text:p>
          </table:table-cell>
          <table:table-cell table:formula="of:=[.C16]*[.B16]" office:value-type="currency" office:currency="EUR" office:value="175" calcext:value-type="currency">
            <text:p>175,00 €</text:p>
          </table:table-cell>
          <table:table-cell/>
        </table:table-row>
        <table:table-row table:style-name="ro2">
          <table:table-cell office:value-type="string" calcext:value-type="string">
            <text:p>Fabrication et assemblage boitier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50" calcext:value-type="currency">
            <text:p>350,00 €</text:p>
          </table:table-cell>
          <table:table-cell table:formula="of:=[.C17]*[.B17]" office:value-type="currency" office:currency="EUR" office:value="175" calcext:value-type="currency">
            <text:p>175,00 €</text:p>
          </table:table-cell>
          <table:table-cell/>
        </table:table-row>
        <table:table-row table:style-name="ro2">
          <table:table-cell office:value-type="string" calcext:value-type="string">
            <text:p>Câblage et installation en boiti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50" calcext:value-type="currency">
            <text:p>350,00 €</text:p>
          </table:table-cell>
          <table:table-cell table:formula="of:=[.C18]*[.B18]" office:value-type="currency" office:currency="EUR" office:value="350" calcext:value-type="currency">
            <text:p>350,00 €</text:p>
          </table:table-cell>
          <table:table-cell/>
        </table:table-row>
        <table:table-row table:style-name="ro2">
          <table:table-cell office:value-type="string" calcext:value-type="string">
            <text:p>Assemblage méca et tests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50" calcext:value-type="currency">
            <text:p>350,00 €</text:p>
          </table:table-cell>
          <table:table-cell table:formula="of:=[.C19]*[.B19]" office:value-type="currency" office:currency="EUR" office:value="700" calcext:value-type="currency">
            <text:p>700,00 €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total main d’oeuvre</text:p>
          </table:table-cell>
          <table:covered-table-cell table:number-columns-repeated="2" table:style-name="ce3"/>
          <table:table-cell table:style-name="ce6" table:formula="of:=SUM([.D16:.D19])" office:value-type="currency" office:currency="EUR" office:value="1400" calcext:value-type="currency">
            <text:p>1 400,00 €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Total :</text:p>
          </table:table-cell>
          <table:table-cell table:style-name="ce7" table:formula="of:=[.D20]+[.D14]" office:value-type="currency" office:currency="EUR" office:value="1717.74" calcext:value-type="currency">
            <text:p>1 717,74 €</text:p>
          </table:table-cell>
          <table:table-cell/>
        </table:table-row>
      </table:table>
      <table:table table:name="avec Trig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n module avec trig</text:p>
          </table:table-cell>
          <table:covered-table-cell/>
          <table:covered-table-cell table:number-columns-repeated="2"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.U.</text:p>
          </table:table-cell>
          <table:table-cell table:style-name="Default" office:value-type="string" calcext:value-type="string">
            <text:p>P.T</text:p>
          </table:table-cell>
          <table:table-cell office:value-type="string" calcext:value-type="string">
            <text:p>lien</text:p>
          </table:table-cell>
        </table:table-row>
        <table:table-row table:style-name="ro2">
          <table:table-cell office:value-type="string" calcext:value-type="string">
            <text:p>kit Raspberry Pi 3 B+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6.91" calcext:value-type="currency">
            <text:p>86,91 €</text:p>
          </table:table-cell>
          <table:table-cell table:formula="of:=[.$C4]*[.$B4]" office:value-type="currency" office:currency="EUR" office:value="86.91" calcext:value-type="currency">
            <text:p>86,91 €</text:p>
          </table:table-cell>
          <table:table-cell office:value-type="string" calcext:value-type="string">
            <text:p><text:a xlink:href="https://www.kubii.fr/home/2121-starter-kit-officiel-pi-3-b-kubii-3272496009998.html" xlink:type="simple">https://www.kubii.fr/home/2121-starter-kit-officiel-pi-3-b-kubii-3272496009998.html</text:a></text:p>
          </table:table-cell>
        </table:table-row>
        <table:table-row table:style-name="ro2">
          <table:table-cell office:value-type="string" calcext:value-type="string">
            <text:p>carte son UMC202H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6" calcext:value-type="currency">
            <text:p>66,00 €</text:p>
          </table:table-cell>
          <table:table-cell table:formula="of:=[.$C5]*[.$B5]" office:value-type="currency" office:currency="EUR" office:value="66" calcext:value-type="currency">
            <text:p>66,00 €</text:p>
          </table:table-cell>
          <table:table-cell office:value-type="string" calcext:value-type="string">
            <text:p><text:a xlink:href="https://www.thomann.de/fr/behringer_u_phoria_umc202hd.htm" xlink:type="simple">https://www.thomann.de/fr/behringer_u_phoria_umc202hd.htm</text:a></text:p>
          </table:table-cell>
        </table:table-row>
        <table:table-row table:style-name="ro2">
          <table:table-cell office:value-type="string" calcext:value-type="string">
            <text:p>ampli audio 10W LM31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99" calcext:value-type="currency">
            <text:p>9,99 €</text:p>
          </table:table-cell>
          <table:table-cell table:formula="of:=[.$C6]*[.$B6]" office:value-type="currency" office:currency="EUR" office:value="9.99" calcext:value-type="currency">
            <text:p>9,99 €</text:p>
          </table:table-cell>
          <table:table-cell office:value-type="string" calcext:value-type="string">
            <text:p><text:a xlink:href="https://www.amazon.fr/ICQUANZX-Simple-dalimentation-Amplificateur-TDA2030A/" xlink:type="simple">https://www.amazon.fr/ICQUANZX-Simple-dalimentation-Amplificateur-TDA2030A/</text:a></text:p>
          </table:table-cell>
        </table:table-row>
        <table:table-row table:style-name="ro2">
          <table:table-cell office:value-type="string" calcext:value-type="string">
            <text:p>embase jack 6.3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09" calcext:value-type="currency">
            <text:p>7,09 €</text:p>
          </table:table-cell>
          <table:table-cell table:formula="of:=[.$C7]*[.$B7]" office:value-type="currency" office:currency="EUR" office:value="7.09" calcext:value-type="currency">
            <text:p>7,09 €</text:p>
          </table:table-cell>
          <table:table-cell office:value-type="string" calcext:value-type="string">
            <text:p><text:a xlink:href="https://www.amazon.fr/Sharplace-6-35mm-Nickel-Plaqué-Terminal/dp/B07D41536V/" xlink:type="simple">https://www.amazon.fr/Sharplace-6-35mm-Nickel-Plaqué-Terminal/dp/B07D41536V/</text:a></text:p>
          </table:table-cell>
        </table:table-row>
        <table:table-row table:style-name="ro2">
          <table:table-cell office:value-type="string" calcext:value-type="string">
            <text:p>embase XL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1.9" calcext:value-type="currency">
            <text:p>11,90 €</text:p>
          </table:table-cell>
          <table:table-cell table:formula="of:=[.$C8]*[.$B8]" office:value-type="currency" office:currency="EUR" office:value="11.9" calcext:value-type="currency">
            <text:p>11,90 €</text:p>
          </table:table-cell>
          <table:table-cell office:value-type="string" calcext:value-type="string">
            <text:p><text:a xlink:href="https://www.amazon.fr/Embase-Points-Connecteur-Adaptateur-Soudure/dp/B082TZ3G8R/" xlink:type="simple">https://www.amazon.fr/Embase-Points-Connecteur-Adaptateur-Soudure/dp/B082TZ3G8R/</text:a></text:p>
          </table:table-cell>
        </table:table-row>
        <table:table-row table:style-name="ro2">
          <table:table-cell office:value-type="string" calcext:value-type="string">
            <text:p>5x PMMA coulé 4x500x500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8.97" calcext:value-type="currency">
            <text:p>28,97 €</text:p>
          </table:table-cell>
          <table:table-cell table:formula="of:=[.$C9]*[.$B9]" office:value-type="currency" office:currency="EUR" office:value="28.97" calcext:value-type="currency">
            <text:p>28,97 €</text:p>
          </table:table-cell>
          <table:table-cell office:value-type="string" calcext:value-type="string">
            <text:p><text:a xlink:href="https://www.polydis.fr/epages/8d7c81fe-552a-11e0-822f-000d609a287c.sf/fr_FR/?ObjectPath=/Shops/8d7c81fe-552a-11e0-822f-000d609a287c/Products/%22Plaque%20PMMA%20coulé%20transparent%22" xlink:type="simple">https://www.polydis.fr/epages/8d7c81fe-552a-11e0-822f-000d609a287c.sf/fr_FR/?ObjectPath=/Shops/8d7c81fe-552a-11e0-822f-000d609a287c/Products/%22Plaque%20PMMA%20coul%C3%A9%20transparent%22</text:a></text:p>
          </table:table-cell>
        </table:table-row>
        <table:table-row table:style-name="ro2">
          <table:table-cell office:value-type="string" calcext:value-type="string">
            <text:p>MCP300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91" calcext:value-type="currency">
            <text:p>5,91 €</text:p>
          </table:table-cell>
          <table:table-cell table:formula="of:=[.$C10]*[.$B10]" office:value-type="currency" office:currency="EUR" office:value="5.91" calcext:value-type="currency">
            <text:p>5,91 €</text:p>
          </table:table-cell>
          <table:table-cell office:value-type="string" calcext:value-type="string">
            <text:p><text:a xlink:href="https://www.amazon.fr/MCP3008-Analog-Digital-Converters-10-bit/dp/B01C3PPWSY/" xlink:type="simple">https://www.amazon.fr/MCP3008-Analog-Digital-Converters-10-bit/dp/B01C3PPWSY/</text:a></text:p>
          </table:table-cell>
        </table:table-row>
        <table:table-row table:style-name="ro2">
          <table:table-cell office:value-type="string" calcext:value-type="string">
            <text:p>LED RGB 5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69" calcext:value-type="currency">
            <text:p>4,69 €</text:p>
          </table:table-cell>
          <table:table-cell table:formula="of:=[.$C11]*[.$B11]" office:value-type="currency" office:currency="EUR" office:value="4.69" calcext:value-type="currency">
            <text:p>4,69 €</text:p>
          </table:table-cell>
          <table:table-cell office:value-type="string" calcext:value-type="string">
            <text:p><text:a xlink:href="https://www.amazon.fr/Ruiting-Emitting-Pratique-Produits-Articles/dp/B07HKCP86C/" xlink:type="simple">https://www.amazon.fr/Ruiting-Emitting-Pratique-Produits-Articles/dp/B07HKCP86C/</text:a></text:p>
          </table:table-cell>
        </table:table-row>
        <table:table-row table:style-name="ro2">
          <table:table-cell office:value-type="string" calcext:value-type="string">
            <text:p>Potentiomètres 10k linéair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.99" calcext:value-type="currency">
            <text:p>8,99 €</text:p>
          </table:table-cell>
          <table:table-cell table:formula="of:=[.$C12]*[.$B12]" office:value-type="currency" office:currency="EUR" office:value="8.99" calcext:value-type="currency">
            <text:p>8,99 €</text:p>
          </table:table-cell>
          <table:table-cell office:value-type="string" calcext:value-type="string">
            <text:p><text:a xlink:href="https://www.amazon.fr/Hseamall-Potentiomètre-rotatif-linéaire-rondelle/dp/B073PQ2G82" xlink:type="simple">https://www.amazon.fr/Hseamall-Potentiomètre-rotatif-linéaire-rondelle/dp/B073PQ2G82</text:a></text:p>
          </table:table-cell>
        </table:table-row>
        <table:table-row table:style-name="ro2">
          <table:table-cell office:value-type="string" calcext:value-type="string">
            <text:p>PCB simple couch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[.$C13]*[.$B13]"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a xlink:href="https://www.pcbway.com/" xlink:type="simple">https://www.pcbway.com/</text:a></text:p>
          </table:table-cell>
        </table:table-row>
        <table:table-row table:style-name="ro2">
          <table:table-cell office:value-type="string" calcext:value-type="string">
            <text:p>Mosfet IRLZ34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7" calcext:value-type="currency">
            <text:p>17,00 €</text:p>
          </table:table-cell>
          <table:table-cell table:formula="of:=[.$C14]*[.$B14]" office:value-type="currency" office:currency="EUR" office:value="17" calcext:value-type="currency">
            <text:p>17,00 €</text:p>
          </table:table-cell>
          <table:table-cell office:value-type="string" calcext:value-type="string">
            <text:p><text:a xlink:href="https://www.amazon.fr/DIPU-WULIAN-IRLZ34N-IRLZ34-Effect/dp/B07TWPRW9X" xlink:type="simple">https://www.amazon.fr/DIPU-WULIAN-IRLZ34N-IRLZ34-Effect/dp/B07TWPRW9X</text:a></text:p>
          </table:table-cell>
        </table:table-row>
        <table:table-row table:style-name="ro2">
          <table:table-cell office:value-type="string" calcext:value-type="string">
            <text:p>Bras articulé 11’ avec pinc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7.44" calcext:value-type="currency">
            <text:p>27,44 €</text:p>
          </table:table-cell>
          <table:table-cell table:formula="of:=[.$C15]*[.$B15]" office:value-type="currency" office:currency="EUR" office:value="54.88" calcext:value-type="currency">
            <text:p>54,88 €</text:p>
          </table:table-cell>
          <table:table-cell office:value-type="string" calcext:value-type="string">
            <text:p><text:a xlink:href="https://www.amazon.fr/Sinvitron-Magique-appareil-numérique-moniteur/dp/B011769YUM/r" xlink:type="simple">https://www.amazon.fr/Sinvitron-Magique-appareil-numérique-moniteur/dp/B011769YUM/r</text:a></text:p>
          </table:table-cell>
        </table:table-row>
        <table:table-row table:style-name="ro2">
          <table:table-cell office:value-type="string" calcext:value-type="string">
            <text:p>Pince vis 1/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[.$C16]*[.$B16]" office:value-type="currency" office:currency="EUR" office:value="25" calcext:value-type="currency">
            <text:p>25,00 €</text:p>
          </table:table-cell>
          <table:table-cell office:value-type="string" calcext:value-type="string">
            <text:p><text:a xlink:href="https://www.amazon.fr/SMALLRIG-Magique-Super-Clamp-Adaptateur/dp/B07F2WRHHF/" xlink:type="simple">https://www.amazon.fr/SMALLRIG-Magique-Super-Clamp-Adaptateur/dp/B07F2WRHHF/</text:a></text:p>
          </table:table-cell>
        </table:table-row>
        <table:table-row table:style-name="ro2">
          <table:table-cell office:value-type="string" calcext:value-type="string">
            <text:p>câbles, quincaillerie, consommabl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$C17]*[.$B17]" office:value-type="currency" office:currency="EUR" office:value="10" calcext:value-type="currency">
            <text:p>10,00 €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Total matériel</text:p>
          </table:table-cell>
          <table:covered-table-cell table:number-columns-repeated="2" table:style-name="ce3"/>
          <table:table-cell table:style-name="ce6" table:formula="of:=SUM([.D4:.D17])" office:value-type="currency" office:currency="EUR" office:value="409.33" calcext:value-type="currency">
            <text:p>409,33 €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conception PCB</text:p>
          </table:table-cell>
          <table:table-cell office:value-type="float" office:value="1.5" calcext:value-type="float">
            <text:p>1,5</text:p>
          </table:table-cell>
          <table:table-cell office:value-type="currency" office:currency="EUR" office:value="350" calcext:value-type="currency">
            <text:p>350,00 €</text:p>
          </table:table-cell>
          <table:table-cell table:formula="of:=[.C21]*[.B21]" office:value-type="currency" office:currency="EUR" office:value="525" calcext:value-type="currency">
            <text:p>525,00 €</text:p>
          </table:table-cell>
          <table:table-cell/>
        </table:table-row>
        <table:table-row table:style-name="ro2">
          <table:table-cell office:value-type="string" calcext:value-type="string">
            <text:p>Installation OS et configuration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50" calcext:value-type="currency">
            <text:p>350,00 €</text:p>
          </table:table-cell>
          <table:table-cell table:formula="of:=[.C22]*[.B22]" office:value-type="currency" office:currency="EUR" office:value="175" calcext:value-type="currency">
            <text:p>175,00 €</text:p>
          </table:table-cell>
          <table:table-cell/>
        </table:table-row>
        <table:table-row table:style-name="ro2">
          <table:table-cell office:value-type="string" calcext:value-type="string">
            <text:p>Câblage shield raspberry pi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50" calcext:value-type="currency">
            <text:p>350,00 €</text:p>
          </table:table-cell>
          <table:table-cell table:formula="of:=[.C23]*[.B23]" office:value-type="currency" office:currency="EUR" office:value="175" calcext:value-type="currency">
            <text:p>175,00 €</text:p>
          </table:table-cell>
          <table:table-cell/>
        </table:table-row>
        <table:table-row table:style-name="ro2">
          <table:table-cell office:value-type="string" calcext:value-type="string">
            <text:p>Fabrication et assemblage boitier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50" calcext:value-type="currency">
            <text:p>350,00 €</text:p>
          </table:table-cell>
          <table:table-cell table:formula="of:=[.C24]*[.B24]" office:value-type="currency" office:currency="EUR" office:value="175" calcext:value-type="currency">
            <text:p>175,00 €</text:p>
          </table:table-cell>
          <table:table-cell/>
        </table:table-row>
        <table:table-row table:style-name="ro2">
          <table:table-cell office:value-type="string" calcext:value-type="string">
            <text:p>Câblage et installation en boiti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50" calcext:value-type="currency">
            <text:p>350,00 €</text:p>
          </table:table-cell>
          <table:table-cell table:formula="of:=[.C25]*[.B25]" office:value-type="currency" office:currency="EUR" office:value="350" calcext:value-type="currency">
            <text:p>350,00 €</text:p>
          </table:table-cell>
          <table:table-cell/>
        </table:table-row>
        <table:table-row table:style-name="ro2">
          <table:table-cell office:value-type="string" calcext:value-type="string">
            <text:p>Assemblage méca et tests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50" calcext:value-type="currency">
            <text:p>350,00 €</text:p>
          </table:table-cell>
          <table:table-cell table:formula="of:=[.C26]*[.B26]" office:value-type="currency" office:currency="EUR" office:value="700" calcext:value-type="currency">
            <text:p>700,00 €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total main d’oeuvre</text:p>
          </table:table-cell>
          <table:covered-table-cell table:number-columns-repeated="2" table:style-name="ce3"/>
          <table:table-cell table:style-name="ce6" table:formula="of:=SUM([.D21:.D26])" office:value-type="currency" office:currency="EUR" office:value="2100" calcext:value-type="currency">
            <text:p>2 100,00 €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Total premier module</text:p>
          </table:table-cell>
          <table:covered-table-cell/>
          <table:covered-table-cell table:style-name="ce5"/>
          <table:table-cell table:style-name="ce7" table:formula="of:=[.D27]+[.D18]" office:value-type="currency" office:currency="EUR" office:value="2509.33" calcext:value-type="currency">
            <text:p>2 509,33 €</text:p>
          </table:table-cell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Total modules suivants</text:p>
          </table:table-cell>
          <table:covered-table-cell/>
          <table:covered-table-cell table:style-name="Default"/>
          <table:table-cell table:style-name="ce7" table:formula="of:=[.D29]-[.D21]-[.D13]" office:value-type="currency" office:currency="EUR" office:value="1912.33" calcext:value-type="currency">
            <text:p>1 912,33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09:49:55.415814084</meta:creation-date>
    <dc:date>2020-02-26T11:03:24.147353804</dc:date>
    <meta:editing-duration>PT42M</meta:editing-duration>
    <meta:editing-cycles>16</meta:editing-cycles>
    <meta:generator>LibreOffice/6.3.4.2.0$Linux_X86_64 LibreOffice_project/30$Build-2</meta:generator>
    <meta:document-statistic meta:table-count="2" meta:cell-count="184" meta:object-count="0"/>
  </office:meta>
</office:document-meta>
</file>